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1-title">
      <style:graphic-properties draw:auto-grow-height="true" fo:min-height="3.506cm"/>
      <style:paragraph-properties style:writing-mode="lr-tb"/>
    </style:style>
    <style:style style:name="pr2" style:family="presentation" style:parent-style-name="Beehive1-outline1">
      <style:graphic-properties fo:min-height="2.95cm"/>
      <style:paragraph-properties style:writing-mode="lr-tb"/>
    </style:style>
    <style:style style:name="pr3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1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Meat Transformation Pipeline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d CSVs into dataframes by mapping strings to DataFrames (Scala)</text:p>
                <text:list>
                  <text:list-item>
                    <text:p>Convert all columns to string columns</text:p>
                  </text:list-item>
                  <text:list-item>
                    <text:p><text:span text:style-name="T1">flatMap <text:s/></text:span><text:span text:style-name="T2">all items to </text:span><text:span text:style-name="T3">CELLS </text:span></text:p>
                  </text:list-item>
                  <text:list-item>
                    <text:p><text:span text:style-name="T4">groupBy </text:span><text:span text:style-name="T5">the cell values </text:span></text:p>
                  </text:list-item>
                  <text:list-item>
                    <text:p><text:span text:style-name="T4">collect_set</text:span><text:span text:style-name="T5"> the column names into sets per CSV</text:span></text:p>
                  </text:list-item>
                  <text:list-item>
                    <text:p><text:span text:style-name="T5">→ </text:span><text:span text:style-name="T3">CACHE-BASED PREAGGREGATION</text:span></text:p>
                  </text:list-item>
                </text:list>
              </text:list-item>
              <text:list-item>
                <text:p><text:span text:style-name="T6">reduce </text:span><text:span text:style-name="T5">(Scala) all DataFrames into one with </text:span><text:span text:style-name="T4">union <text:s/></text:span><text:span text:style-name="T5">(Spark)</text:span></text:p>
              </text:list-item>
              <text:list-item>
                <text:p><text:span text:style-name="T4">groupBy</text:span><text:span text:style-name="T5"> value again and </text:span><text:span text:style-name="T4">collect_set </text:span><text:span text:style-name="T5">the column names again → </text:span><text:span text:style-name="T3">ATTRIBUTE_SETS</text:span></text:p>
              </text:list-item>
              <text:list-item>
                <text:p><text:span text:style-name="T4">flatMap</text:span><text:span text:style-name="T5"> each row to the </text:span><text:span text:style-name="T3">INCLUSION LISTS</text:span></text:p>
              </text:list-item>
              <text:list-item>
                <text:p><text:span text:style-name="T4">reduceByKey</text:span><text:span text:style-name="T5">,</text:span><text:span text:style-name="T7"> </text:span><text:span text:style-name="T5">intersecting the inclusion lists, effectively </text:span><text:span text:style-name="T3">partitioning</text:span><text:span text:style-name="T5"> and </text:span><text:span text:style-name="T3">aggregating</text:span></text:p>
              </text:list-item>
              <text:list-item>
                <text:p><text:span text:style-name="T4">filter </text:span><text:span text:style-name="T5">by throwing away empty inclusion sets → </text:span><text:span text:style-name="T3">INDs</text:span></text:p>
              </text:list-item>
              <text:list-item>
                <text:p><text:span text:style-name="T4">cort</text:span></text:p>
              </text:list-item>
              <text:list-item>
                <text:p><text:span text:style-name="T4">collect</text:span></text:p>
              </text:list-item>
              <text:list-item>
                <text:p><text:span text:style-name="T4">prin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5T18:15:37.322054184</meta:creation-date>
    <meta:editing-duration>PT9M31S</meta:editing-duration>
    <meta:editing-cycles>3</meta:editing-cycles>
    <meta:generator>LibreOffice/6.3.4.2.0$Linux_X86_64 LibreOffice_project/30$Build-2</meta:generator>
    <dc:title>Beehive</dc:title>
    <dc:date>2020-01-25T18:26:45.676607245</dc:date>
    <meta:document-statistic meta:object-count="39"/>
  </office:meta>
</office:document-meta>
</file>